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133000035A561F8978F.svm"/>
  <manifest:file-entry manifest:media-type="" manifest:full-path="Pictures/2000000700002F080000330F06A77960.svm"/>
  <manifest:file-entry manifest:media-type="" manifest:full-path="Pictures/2000000700002FC100003394CF9CD1D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webkit-serif" svg:font-family="webkit-serif"/>
    <style:font-face style:name="TimesNewRomanPSMT" svg:font-family="TimesNewRomanPSMT" style:font-family-generic="roman"/>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Book Antiqua"/>
    </style:style>
    <style:style style:name="P2" style:family="paragraph" style:parent-style-name="Standard">
      <style:text-properties style:font-name="Book Antiqua" fo:font-size="12pt" fo:language="en" fo:country="US" fo:font-weight="normal" style:font-size-asian="12pt" style:font-weight-asian="normal" style:font-size-complex="12pt" style:font-weight-complex="normal"/>
    </style:style>
    <style:style style:name="P3" style:family="paragraph" style:parent-style-name="Standard">
      <style:text-properties style:font-name="Book Antiqua" fo:font-size="12pt" fo:language="en" fo:country="US"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language="en" fo:country="US" fo:font-weight="normal" style:font-size-asian="12pt" style:font-weight-asian="normal" style:font-size-complex="12pt" style:font-weight-complex="normal"/>
    </style:style>
    <style:style style:name="P7" style:family="paragraph" style:parent-style-name="Standard" style:list-style-name="L1">
      <style:text-properties fo:font-size="12pt" fo:language="en" fo:country="US" fo:font-weight="normal" style:font-size-asian="12pt" style:font-weight-asian="normal" style:font-size-complex="12pt" style:font-weight-complex="normal"/>
    </style:style>
    <style:style style:name="P8"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language="en" fo:country="US"/>
    </style:style>
    <style:style style:name="P10" style:family="paragraph" style:parent-style-name="Standard" style:list-style-name="L2"/>
    <style:style style:name="P11" style:family="paragraph" style:parent-style-name="Standard">
      <style:text-properties fo:font-variant="normal" fo:text-transform="none" fo:color="#000000" style:font-name="Times New Roman" fo:font-size="12pt" fo:letter-spacing="normal"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12"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13" style:family="paragraph" style:parent-style-name="Standard" style:list-style-name="L3">
      <style:paragraph-properties fo:text-align="start" style:justify-single-word="false" style:text-autospace="none"/>
      <style:text-properties fo:font-variant="normal" fo:text-transform="none" fo:color="#000000" style:font-name="Times New Roman" fo:font-size="12pt" fo:letter-spacing="normal"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14" style:family="paragraph" style:parent-style-name="Standard" style:list-style-name="L3">
      <style:text-properties fo:font-variant="normal" fo:text-transform="none" fo:color="#000000" style:font-name="Times New Roman" fo:font-size="12pt" fo:letter-spacing="normal" fo:language="en" fo:country="US" fo:font-style="italic" fo:font-weight="normal" style:font-name-asian="TimesNewRomanPSMT" style:font-size-asian="12pt" style:language-asian="zxx" style:country-asian="none" style:font-style-asian="italic" style:font-weight-asian="normal" style:font-name-complex="TimesNewRomanPSMT"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style:text-autospace="none"/>
      <style:text-properties fo:font-variant="normal" fo:text-transform="none" fo:color="#000000" style:font-name="Times New Roman" fo:font-size="12pt" fo:letter-spacing="normal" fo:language="ru" fo:country="RU"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16" style:family="paragraph" style:parent-style-name="Standard" style:list-style-name="L3">
      <style:paragraph-properties fo:text-align="start" style:justify-single-word="false" style:text-autospace="none"/>
      <style:text-properties fo:font-variant="normal" fo:text-transform="none" fo:color="#000000" style:font-name="Times New Roman" fo:font-size="12pt" fo:letter-spacing="normal" fo:language="ru" fo:country="RU"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17" style:family="paragraph" style:parent-style-name="Standard" style:list-style-name="L5">
      <style:text-properties fo:font-variant="normal" fo:text-transform="none" fo:color="#000000" style:font-name="Times New Roman" fo:font-size="12pt" fo:letter-spacing="normal" fo:language="ru" fo:country="RU"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18" style:family="paragraph" style:parent-style-name="Standard">
      <style:paragraph-properties fo:text-align="start" style:justify-single-word="false" style:text-autospace="none"/>
      <style:text-properties style:use-window-font-color="true" style:font-name="Times New Roman" fo:font-size="14pt" fo:language="en" fo:country="US" fo:font-style="normal" fo:font-weight="bold" style:font-name-asian="TimesNewRomanPSMT" style:font-size-asian="14pt" style:language-asian="zxx" style:country-asian="none" style:font-style-asian="normal" style:font-weight-asian="bold" style:font-name-complex="TimesNewRomanPSMT" style:font-size-complex="14pt" style:language-complex="ar" style:country-complex="SA" style:font-style-complex="normal" style:font-weight-complex="bold"/>
    </style:style>
    <style:style style:name="P19" style:family="paragraph" style:parent-style-name="Standard" style:list-style-name="L3">
      <style:paragraph-properties fo:text-align="start" style:justify-single-word="false" style:text-autospace="none"/>
      <style:text-properties style:use-window-font-color="true" style:font-name="Times New Roman" fo:font-size="14pt" fo:language="en" fo:country="US" fo:font-style="normal" fo:font-weight="normal" style:font-name-asian="TimesNewRomanPSMT" style:font-size-asian="14pt" style:language-asian="zxx" style:country-asian="none" style:font-style-asian="normal" style:font-weight-asian="normal" style:font-name-complex="TimesNewRomanPSMT" style:font-size-complex="14pt" style:language-complex="ar" style:country-complex="SA" style:font-style-complex="normal" style:font-weight-complex="normal"/>
    </style:style>
    <style:style style:name="P20" style:family="paragraph" style:parent-style-name="Standard" style:list-style-name="L3">
      <style:paragraph-properties fo:text-align="start" style:justify-single-word="false" style:text-autospace="none"/>
      <style:text-properties style:use-window-font-color="true" style:font-name="Times New Roman" fo:font-size="14pt" fo:language="ru" fo:country="RU" fo:font-style="normal" fo:font-weight="normal" style:font-name-asian="TimesNewRomanPSMT" style:font-size-asian="14pt" style:language-asian="zxx" style:country-asian="none" style:font-style-asian="normal" style:font-weight-asian="normal" style:font-name-complex="TimesNewRomanPSMT" style:font-size-complex="14pt" style:language-complex="ar" style:country-complex="SA" style:font-style-complex="normal" style:font-weight-complex="normal"/>
    </style:style>
    <style:style style:name="P21" style:family="paragraph" style:parent-style-name="Standard">
      <style:paragraph-properties fo:text-align="start" style:justify-single-word="false" style:text-autospace="none"/>
      <style:text-properties style:use-window-font-color="true" style:font-name="Times New Roman" fo:font-size="14pt" fo:language="ru" fo:country="RU" fo:font-style="normal" fo:font-weight="bold" style:font-name-asian="TimesNewRomanPSMT" style:font-size-asian="14pt" style:language-asian="zxx" style:country-asian="none" style:font-style-asian="normal" style:font-weight-asian="bold" style:font-name-complex="TimesNewRomanPSMT" style:font-size-complex="14pt" style:language-complex="ar" style:country-complex="SA" style:font-style-complex="normal" style:font-weight-complex="bold"/>
    </style:style>
    <style:style style:name="P22" style:family="paragraph" style:parent-style-name="Standard" style:list-style-name="L3"/>
    <style:style style:name="P23" style:family="paragraph" style:parent-style-name="Standard" style:list-style-name="L3">
      <style:paragraph-properties fo:text-align="start" style:justify-single-word="false" style:text-autospace="none"/>
      <style:text-properties fo:color="#000000" style:font-name="Times New Roman" fo:font-size="12pt"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P24" style:family="paragraph" style:parent-style-name="Standard" style:list-style-name="L5"/>
    <style:style style:name="P25" style:family="paragraph" style:parent-style-name="Standard">
      <style:paragraph-properties fo:text-align="start" style:justify-single-word="false" style:text-autospace="none"/>
    </style:style>
    <style:style style:name="P26" style:family="paragraph" style:parent-style-name="Standard">
      <style:paragraph-properties fo:break-before="page"/>
    </style:style>
    <style:style style:name="P27" style:family="paragraph" style:parent-style-name="Text_20_body">
      <style:text-properties fo:font-size="12pt" fo:language="ru" fo:country="RU"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Text_20_body" style:list-style-name="L2"/>
    <style:style style:name="P29" style:family="paragraph" style:parent-style-name="Text_20_body">
      <style:text-properties fo:language="ru" fo:country="RU"/>
    </style:style>
    <style:style style:name="P30" style:family="paragraph" style:parent-style-name="Text_20_body">
      <style:text-properties fo:language="ru" fo:country="RU" style:language-asian="zxx" style:country-asian="none" style:language-complex="zxx" style:country-complex="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size="20pt" fo:language="en" fo:country="US" fo:font-weight="bold" style:font-size-asian="20pt" style:font-weight-asian="bold" style:font-size-complex="20pt" style:font-weight-complex="bold"/>
    </style:style>
    <style:style style:name="T2" style:family="text">
      <style:text-properties fo:font-size="14pt" fo:language="en" fo:country="US" fo:font-weight="bold"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ru" fo:country="RU"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2pt"/>
    </style:style>
    <style:style style:name="T7" style:family="text">
      <style:text-properties fo:font-size="12pt" fo:language="en" fo:country="US" fo:font-style="italic" fo:font-weight="normal" style:font-size-asian="12pt" style:font-style-asian="italic" style:font-weight-asian="normal" style:font-size-complex="12pt" style:font-weight-complex="normal"/>
    </style:style>
    <style:style style:name="T8" style:family="text">
      <style:text-properties fo:font-size="12pt" fo:language="en" fo:country="US" fo:font-style="italic" fo:font-weight="normal" style:font-size-asian="12pt" style:font-style-asian="italic" style:font-weight-asian="normal" style:font-size-complex="12pt" style:font-style-complex="normal" style:font-weight-complex="normal"/>
    </style:style>
    <style:style style:name="T9"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language="en" fo:country="US" fo:font-weight="normal" style:font-size-asian="12pt" style:font-weight-asian="normal" style:font-size-complex="12pt" style:font-weight-complex="normal"/>
    </style:style>
    <style:style style:name="T11" style:family="text">
      <style:text-properties fo:font-size="12pt" fo:language="ru" fo:country="RU"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style:font-name="Book Antiqua" fo:font-size="12pt" fo:language="en" fo:country="US" fo:font-weight="normal" style:font-size-asian="12pt" style:font-weight-asian="normal" style:font-size-complex="12pt" style:font-weight-complex="normal"/>
    </style:style>
    <style:style style:name="T14" style:family="text">
      <style:text-properties style:font-name="Book Antiqua" fo:font-size="12pt" fo:language="en" fo:country="US" fo:font-weight="bold" style:font-size-asian="12pt" style:font-weight-asian="bold" style:font-size-complex="12pt" style:font-weight-complex="bold"/>
    </style:style>
    <style:style style:name="T15" style:family="text">
      <style:text-properties fo:font-variant="normal" fo:text-transform="none"/>
    </style:style>
    <style:style style:name="T16" style:family="text">
      <style:text-properties fo:font-variant="normal" fo:text-transform="none" fo:color="#000000" fo:letter-spacing="normal" fo:language="en" fo:country="US"/>
    </style:style>
    <style:style style:name="T17" style:family="text">
      <style:text-properties fo:font-variant="normal" fo:text-transform="none" fo:color="#000000" fo:letter-spacing="normal" fo:language="en" fo:country="US" fo:font-style="normal" fo:font-weight="bold" style:font-style-asian="normal" style:font-weight-asian="bold" style:font-style-complex="normal" style:font-weight-complex="bold"/>
    </style:style>
    <style:style style:name="T18" style:family="text">
      <style:text-properties fo:font-variant="normal" fo:text-transform="none" fo:color="#000000" fo:letter-spacing="normal" fo:language="en" fo:country="US" fo:font-style="normal" fo:font-weight="bold" style:font-weight-asian="bold" style:font-weight-complex="bold"/>
    </style:style>
    <style:style style:name="T19" style:family="text">
      <style:text-properties fo:font-variant="normal" fo:text-transform="none" fo:color="#000000" fo:letter-spacing="normal" fo:language="en" fo:country="US" fo:font-style="normal" fo:font-weight="normal" style:font-style-asian="normal" style:font-weight-asian="normal" style:font-style-complex="normal" style:font-weight-complex="normal"/>
    </style:style>
    <style:style style:name="T20" style:family="text">
      <style:text-properties fo:font-variant="normal" fo:text-transform="none" fo:color="#000000" fo:letter-spacing="normal" fo:language="en" fo:country="US" fo:font-style="normal" fo:font-weight="normal" style:font-style-asian="normal" style:font-style-complex="normal"/>
    </style:style>
    <style:style style:name="T21" style:family="text">
      <style:text-properties fo:font-variant="normal" fo:text-transform="none" fo:color="#000000" fo:letter-spacing="normal" fo:language="en" fo:country="US" fo:font-style="normal" fo:font-weight="normal" style:font-weight-asian="normal" style:font-weight-complex="normal"/>
    </style:style>
    <style:style style:name="T22" style:family="text">
      <style:text-properties fo:font-variant="normal" fo:text-transform="none" fo:color="#000000" fo:letter-spacing="normal" fo:language="en" fo:country="US" fo:font-weight="bold" style:font-weight-asian="bold" style:font-weight-complex="bold"/>
    </style:style>
    <style:style style:name="T23" style:family="text">
      <style:text-properties fo:font-variant="normal" fo:text-transform="none" fo:color="#000000" fo:letter-spacing="normal" fo:language="en" fo:country="US" fo:font-style="italic" fo:font-weight="normal"/>
    </style:style>
    <style:style style:name="T24" style:family="text">
      <style:text-properties fo:font-variant="normal" fo:text-transform="none" fo:color="#000000" fo:letter-spacing="normal" fo:language="en" fo:country="US" fo:font-style="italic" fo:font-weight="normal" style:font-style-asian="italic" style:font-weight-asian="normal" style:font-style-complex="italic" style:font-weight-complex="normal"/>
    </style:style>
    <style:style style:name="T25" style:family="text">
      <style:text-properties fo:font-variant="normal" fo:text-transform="none" fo:color="#000000" fo:letter-spacing="normal" fo:language="en" fo:country="US" fo:font-style="italic" fo:font-weight="normal" style:language-asian="zxx" style:country-asian="none" style:font-style-asian="italic" style:font-weight-asian="normal" style:language-complex="zxx" style:country-complex="none" style:font-style-complex="italic" style:font-weight-complex="normal"/>
    </style:style>
    <style:style style:name="T26" style:family="text">
      <style:text-properties fo:font-variant="normal" fo:text-transform="none" fo:color="#000000" fo:letter-spacing="normal" fo:language="en" fo:country="US" fo:font-style="italic" style:font-style-asian="italic" style:font-style-complex="italic"/>
    </style:style>
    <style:style style:name="T27" style:family="text">
      <style:text-properties fo:font-variant="normal" fo:text-transform="none" fo:color="#000000" fo:letter-spacing="normal" fo:language="ru" fo:country="RU" fo:font-style="italic" fo:font-weight="normal"/>
    </style:style>
    <style:style style:name="T28" style:family="text">
      <style:text-properties fo:font-variant="normal" fo:text-transform="none" fo:color="#000000" fo:letter-spacing="normal" fo:language="ru" fo:country="RU" fo:font-style="italic" fo:font-weight="normal" style:font-weight-asian="normal" style:font-weight-complex="normal"/>
    </style:style>
    <style:style style:name="T29" style:family="text">
      <style:text-properties fo:font-variant="normal" fo:text-transform="none" fo:color="#000000" fo:letter-spacing="normal" fo:language="ru" fo:country="RU" fo:font-style="normal" fo:font-weight="normal" style:font-weight-asian="normal" style:font-weight-complex="normal"/>
    </style:style>
    <style:style style:name="T30" style:family="text">
      <style:text-properties fo:font-variant="normal" fo:text-transform="none" fo:color="#000000" fo:letter-spacing="normal" fo:font-style="italic" fo:font-weight="normal" style:font-weight-asian="normal" style:font-weight-complex="normal"/>
    </style:style>
    <style:style style:name="T31" style:family="text">
      <style:text-properties fo:font-variant="normal" fo:text-transform="none" fo:color="#000000" fo:letter-spacing="normal" fo:font-style="italic" fo:font-weight="normal" style:font-style-asian="normal" style:font-weight-asian="normal" style:font-style-complex="normal" style:font-weight-complex="normal"/>
    </style:style>
    <style:style style:name="T32"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3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4" style:family="text">
      <style:text-properties fo:font-variant="normal" fo:text-transform="none" fo:color="#000000" style:font-name="webkit-serif" fo:font-size="12pt" fo:letter-spacing="normal" fo:language="ru" fo:country="RU" fo:font-style="italic" fo:font-weight="normal" style:font-size-asian="12pt" style:font-size-complex="12pt"/>
    </style:style>
    <style:style style:name="T35" style:family="text">
      <style:text-properties fo:font-variant="normal" fo:text-transform="none" fo:color="#000000" style:font-name="webkit-serif" fo:font-size="12pt" fo:letter-spacing="normal" fo:language="ru" fo:country="RU" fo:font-style="normal" fo:font-weight="normal" style:font-size-asian="12pt" style:font-size-complex="12pt"/>
    </style:style>
    <style:style style:name="T36" style:family="text">
      <style:text-properties fo:font-variant="normal" fo:text-transform="none" fo:color="#000000" style:font-name="webkit-serif" fo:font-size="12pt" fo:letter-spacing="normal" fo:language="en" fo:country="US" fo:font-style="normal" fo:font-weight="normal" style:font-size-asian="12pt" style:font-size-complex="12pt"/>
    </style:style>
    <style:style style:name="T37" style:family="text">
      <style:text-properties fo:font-variant="normal" fo:text-transform="none" fo:color="#000000" style:font-name="Times New Roman" fo:font-size="12pt" fo:letter-spacing="normal" fo:language="en" fo:country="US"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8" style:family="text">
      <style:text-properties fo:font-variant="normal" fo:text-transform="none" fo:color="#000000" style:font-name="Times New Roman" fo:font-size="12pt" fo:letter-spacing="normal" fo:language="en" fo:country="US" fo:font-style="normal" fo:font-weight="normal" style:font-size-asian="12pt" style:language-asian="zxx" style:country-asian="none" style:font-weight-asian="normal" style:font-size-complex="12pt" style:language-complex="zxx" style:country-complex="none" style:font-weight-complex="normal"/>
    </style:style>
    <style:style style:name="T39"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Times New Roman" fo:font-size="12pt" fo:letter-spacing="normal" fo:language="en" fo:country="US" fo:font-style="normal" fo:font-weight="normal" style:font-name-asian="Courier New" style:font-size-asian="12pt" style:language-asian="zxx" style:country-asian="none" style:font-style-asian="normal" style:font-weight-asian="normal" style:font-name-complex="Courier New" style:font-size-complex="12pt" style:language-complex="ar" style:country-complex="SA" style:font-style-complex="normal" style:font-weight-complex="normal"/>
    </style:style>
    <style:style style:name="T41" style:family="text">
      <style:text-properties fo:font-variant="normal" fo:text-transform="none" fo:color="#000000" style:font-name="Times New Roman" fo:font-size="12pt" fo:letter-spacing="normal"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42" style:family="text">
      <style:text-properties fo:font-variant="normal" fo:text-transform="none" fo:color="#000000" style:font-name="Times New Roman" fo:font-size="12pt" fo:letter-spacing="normal" fo:language="en" fo:country="US" fo:font-style="italic" fo:font-weight="normal" style:font-name-asian="Courier New" style:font-size-asian="12pt" style:language-asian="zxx" style:country-asian="none" style:font-style-asian="italic" style:font-weight-asian="normal" style:font-name-complex="Courier New" style:font-size-complex="12pt" style:language-complex="ar" style:country-complex="SA" style:font-style-complex="italic" style:font-weight-complex="normal"/>
    </style:style>
    <style:style style:name="T43" style:family="text">
      <style:text-properties fo:font-variant="normal" fo:text-transform="none" fo:color="#000000" style:font-name="Times New Roman" fo:font-size="12pt" fo:letter-spacing="normal" fo:language="en" fo:country="US" fo:font-style="italic" fo:font-weight="normal" style:font-name-asian="TimesNewRomanPSMT" style:font-size-asian="12pt" style:language-asian="zxx" style:country-asian="none" style:font-style-asian="italic" style:font-weight-asian="normal" style:font-name-complex="TimesNewRomanPSMT" style:font-size-complex="12pt" style:language-complex="ar" style:country-complex="SA" style:font-style-complex="italic" style:font-weight-complex="normal"/>
    </style:style>
    <style:style style:name="T44" style:family="text">
      <style:text-properties fo:font-variant="normal" fo:text-transform="none" fo:color="#000000" style:font-name="Times New Roman" fo:font-size="12pt" fo:letter-spacing="normal" fo:language="en" fo:country="US" fo:font-style="italic" fo:font-weight="bold" style:font-name-asian="TimesNewRomanPSMT" style:font-size-asian="12pt" style:language-asian="zxx" style:country-asian="none" style:font-style-asian="italic" style:font-weight-asian="bold" style:font-name-complex="TimesNewRomanPSMT" style:font-size-complex="12pt" style:language-complex="ar" style:country-complex="SA" style:font-style-complex="italic" style:font-weight-complex="bold"/>
    </style:style>
    <style:style style:name="T45" style:family="text">
      <style:text-properties fo:font-variant="normal" fo:text-transform="none" fo:color="#000000" style:font-name="Times New Roman" fo:font-size="12pt" fo:letter-spacing="normal" fo:language="ru" fo:country="RU" fo:font-style="normal" fo:font-weight="normal" style:font-name-asian="Courier New" style:font-size-asian="12pt" style:language-asian="zxx" style:country-asian="none" style:font-style-asian="normal" style:font-weight-asian="normal" style:font-name-complex="Courier New" style:font-size-complex="12pt" style:language-complex="ar" style:country-complex="SA" style:font-style-complex="normal" style:font-weight-complex="normal"/>
    </style:style>
    <style:style style:name="T46" style:family="text">
      <style:text-properties fo:font-variant="normal" fo:text-transform="none" fo:color="#000000" style:font-name="Times New Roman" fo:font-size="12pt" fo:letter-spacing="normal" fo:language="ru" fo:country="RU"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47" style:family="text">
      <style:text-properties fo:font-variant="normal" fo:text-transform="none" fo:color="#000000" style:font-name="Times New Roman" fo:font-size="12pt" fo:letter-spacing="normal" fo:language="ru" fo:country="RU" fo:font-style="italic" fo:font-weight="normal" style:font-name-asian="TimesNewRomanPSMT" style:font-size-asian="12pt" style:language-asian="zxx" style:country-asian="none" style:font-style-asian="italic" style:font-weight-asian="normal" style:font-name-complex="TimesNewRomanPSMT" style:font-size-complex="12pt" style:language-complex="ar" style:country-complex="SA" style:font-style-complex="italic" style:font-weight-complex="normal"/>
    </style:style>
    <style:style style:name="T48" style:family="text">
      <style:text-properties fo:font-variant="normal" fo:text-transform="none" fo:color="#000000" fo:font-size="12pt" fo:letter-spacing="normal" style:font-size-asian="12pt" style:font-size-complex="12pt"/>
    </style:style>
    <style:style style:name="T49" style:family="text">
      <style:text-properties fo:font-variant="normal" fo:text-transform="none" fo:color="#000000" fo:font-size="12pt" fo:letter-spacing="normal" fo:language="ru" fo:country="RU" fo:font-weight="normal" style:font-size-asian="12pt" style:font-weight-asian="normal" style:font-size-complex="12pt" style:font-weight-complex="normal"/>
    </style:style>
    <style:style style:name="T50" style:family="text">
      <style:text-properties fo:font-variant="normal" fo:text-transform="none" fo:color="#000000" fo:font-size="12pt" fo:letter-spacing="normal" fo:language="ru" fo:country="RU" fo:font-style="normal"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T51" style:family="text">
      <style:text-properties fo:font-variant="normal" fo:text-transform="none" fo:color="#000000" fo:font-size="12pt" fo:letter-spacing="normal" fo:language="ru" fo:country="RU" fo:font-style="italic" fo:font-weight="normal" style:font-size-asian="12pt" style:language-asian="zxx" style:country-asian="none" style:font-style-asian="normal" style:font-weight-asian="normal" style:font-size-complex="12pt" style:language-complex="ar" style:country-complex="SA" style:font-style-complex="italic" style:font-weight-complex="normal"/>
    </style:style>
    <style:style style:name="T52" style:family="text">
      <style:text-properties fo:font-variant="normal" fo:text-transform="none" fo:color="#000000" fo:font-size="12pt" fo:letter-spacing="normal" fo:language="ru" fo:country="RU" fo:font-style="italic" fo:font-weight="bold" style:font-size-asian="12pt" style:language-asian="zxx" style:country-asian="none" style:font-style-asian="italic" style:font-weight-asian="bold" style:font-size-complex="12pt" style:language-complex="ar" style:country-complex="SA" style:font-style-complex="italic" style:font-weight-complex="bold"/>
    </style:style>
    <style:style style:name="T53" style:family="text">
      <style:text-properties fo:font-variant="normal" fo:text-transform="none" fo:color="#000000" fo:font-size="12pt" fo:letter-spacing="normal" fo:language="ru" fo:country="RU" style:font-size-asian="12pt" style:font-size-complex="12pt"/>
    </style:style>
    <style:style style:name="T54" style:family="text">
      <style:text-properties fo:font-variant="normal" fo:text-transform="none" fo:color="#000000" fo:font-size="12pt" fo:letter-spacing="normal" fo:font-weight="normal" style:font-size-asian="12pt" style:font-weight-asian="normal" style:font-size-complex="12pt" style:font-weight-complex="normal"/>
    </style:style>
    <style:style style:name="T55" style:family="text">
      <style:text-properties fo:font-variant="normal" fo:text-transform="none" fo:color="#000000" fo:font-size="12pt" fo:letter-spacing="normal" fo:language="en" fo:country="US" fo:font-weight="normal" style:font-size-asian="12pt" style:font-weight-asian="normal" style:font-size-complex="12pt" style:font-weight-complex="normal"/>
    </style:style>
    <style:style style:name="T56" style:family="text">
      <style:text-properties fo:font-variant="normal" fo:text-transform="none" fo:color="#000000" fo:font-size="12pt" fo:letter-spacing="normal" fo:language="en" fo:country="US" fo:font-style="italic" style:font-size-asian="12pt" style:font-style-asian="italic" style:font-size-complex="12pt" style:font-style-complex="italic"/>
    </style:style>
    <style:style style:name="T57" style:family="text">
      <style:text-properties fo:font-variant="normal" fo:text-transform="none" fo:color="#000000" fo:font-size="12pt" fo:letter-spacing="normal" fo:language="en" fo:country="US" fo:font-style="italic" style:text-underline-style="none" fo:font-weight="bold" style:font-size-asian="12pt" style:font-style-asian="italic" style:font-weight-asian="bold" style:font-size-complex="12pt" style:font-style-complex="italic" style:font-weight-complex="bold"/>
    </style:style>
    <style:style style:name="T58" style:family="text">
      <style:text-properties fo:font-variant="normal" fo:text-transform="none" fo:color="#000000"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59" style:family="text">
      <style:text-properties fo:font-variant="normal" fo:text-transform="none" fo:color="#000000" fo:font-size="12pt" fo:letter-spacing="normal" fo:language="en" fo:country="US"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60" style:family="text">
      <style:text-properties fo:font-variant="normal" fo:text-transform="none" fo:color="#000000" fo:font-size="12pt" fo:letter-spacing="normal" fo:language="en" fo:country="US" fo:font-style="italic" style:font-name-asian="Courier New" style:font-size-asian="12pt" style:font-style-asian="italic" style:font-name-complex="Courier New" style:font-size-complex="12pt" style:font-style-complex="italic"/>
    </style:style>
    <style:style style:name="T61" style:family="text">
      <style:text-properties fo:font-variant="normal" fo:text-transform="none" fo:color="#000000" fo:font-size="12pt" fo:letter-spacing="normal" fo:language="en" fo:country="US" fo:font-style="italic" fo:font-weight="normal" style:font-size-asian="12pt" style:language-asian="zxx" style:country-asian="none" style:font-style-asian="italic" style:font-weight-asian="normal" style:font-size-complex="12pt" style:language-complex="ar" style:country-complex="SA" style:font-style-complex="italic" style:font-weight-complex="normal"/>
    </style:style>
    <style:style style:name="T62" style:family="text">
      <style:text-properties fo:font-variant="normal" fo:text-transform="none" fo:color="#000000" fo:font-size="12pt" fo:letter-spacing="normal" fo:language="en" fo:country="US" style:font-size-asian="12pt" style:font-size-complex="12pt"/>
    </style:style>
    <style:style style:name="T63" style:family="text">
      <style:text-properties fo:font-variant="normal" fo:text-transform="none" fo:color="#000000" fo:font-size="12pt" fo:letter-spacing="normal" fo:language="en" fo:country="US" style:font-name-asian="Courier New" style:font-size-asian="12pt" style:font-name-complex="Courier New" style:font-size-complex="12pt"/>
    </style:style>
    <style:style style:name="T64" style:family="text">
      <style:text-properties fo:font-variant="normal" fo:text-transform="none" fo:color="#000000" fo:font-size="12pt" fo:letter-spacing="normal" fo:language="en" fo:country="US" fo:font-style="normal" fo:font-weight="normal" style:font-size-asian="12pt" style:language-asian="zxx" style:country-asian="none" style:font-style-asian="normal" style:font-weight-asian="normal" style:font-size-complex="12pt" style:language-complex="ar" style:country-complex="SA" style:font-style-complex="normal" style:font-weight-complex="normal"/>
    </style:style>
    <style:style style:name="T65"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66" style:family="text">
      <style:text-properties fo:font-variant="normal" fo:text-transform="none" fo:color="#000000" fo:font-size="12pt" fo:letter-spacing="normal" fo:font-style="italic" style:font-size-asian="12pt" style:font-style-asian="italic" style:font-size-complex="12pt" style:font-style-complex="italic"/>
    </style:style>
    <style:style style:name="T67" style:family="text">
      <style:text-properties fo:font-variant="normal" fo:text-transform="none" fo:color="#000000" fo:font-size="12pt" fo:letter-spacing="normal" fo:font-style="italic" style:font-name-asian="Courier New" style:font-size-asian="12pt" style:font-style-asian="italic" style:font-name-complex="Courier New" style:font-size-complex="12pt" style:font-style-complex="italic"/>
    </style:style>
    <style:style style:name="T68" style:family="text">
      <style:text-properties fo:font-variant="normal" fo:text-transform="none" fo:color="#000000" fo:font-size="12pt" fo:letter-spacing="normal" fo:font-style="italic" fo:font-weight="bold" style:font-size-asian="12pt" style:font-style-asian="italic" style:font-weight-asian="bold" style:font-size-complex="12pt" style:font-style-complex="italic" style:font-weight-complex="bold"/>
    </style:style>
    <style:style style:name="T69" style:family="text">
      <style:text-properties fo:font-variant="normal" fo:text-transform="none" fo:color="#000000" fo:font-size="12pt" fo:letter-spacing="normal" style:font-name-asian="Courier New" style:font-size-asian="12pt" style:font-name-complex="Courier New" style:font-size-complex="12pt"/>
    </style:style>
    <style:style style:name="T70" style:family="text">
      <style:text-properties fo:font-variant="normal" fo:text-transform="none" fo:color="#000000" style:font-name="TimesNewRomanPSMT" fo:font-size="12pt" fo:letter-spacing="normal" fo:language="en" fo:country="US" fo:font-style="normal" fo:font-weight="bold"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71" style:family="text">
      <style:text-properties fo:font-variant="normal" fo:text-transform="none" fo:color="#000000" style:font-name="TimesNewRomanPSMT" fo:font-size="12pt" fo:letter-spacing="normal"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72" style:family="text">
      <style:text-properties fo:font-variant="normal" fo:text-transform="none" fo:color="#000000" style:font-name="TimesNewRomanPSMT" fo:font-size="12pt" fo:letter-spacing="normal" fo:language="en" fo:country="US" fo:font-style="italic" fo:font-weight="bold" style:font-name-asian="TimesNewRomanPSMT" style:font-size-asian="12pt" style:language-asian="zxx" style:country-asian="none" style:font-style-asian="italic" style:font-weight-asian="bold" style:font-name-complex="TimesNewRomanPSMT" style:font-size-complex="12pt" style:language-complex="ar" style:country-complex="SA" style:font-style-complex="italic" style:font-weight-complex="bold"/>
    </style:style>
    <style:style style:name="T73" style:family="text">
      <style:text-properties fo:font-variant="normal" fo:text-transform="none" fo:color="#000000" style:font-name="TimesNewRomanPSMT" fo:font-size="12pt" fo:letter-spacing="normal" fo:language="ru" fo:country="RU"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74" style:family="text">
      <style:text-properties fo:font-variant="normal" fo:text-transform="none" fo:color="#ff420e" fo:letter-spacing="normal" fo:language="en" fo:country="US" fo:font-style="italic" fo:font-weight="normal" style:font-style-asian="italic" style:font-style-complex="italic"/>
    </style:style>
    <style:style style:name="T75" style:family="text">
      <style:text-properties fo:font-variant="normal" fo:text-transform="none" style:use-window-font-color="true" style:font-name="Times New Roman" fo:font-size="12pt" fo:letter-spacing="normal" fo:language="en" fo:country="US"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76" style:family="text">
      <style:text-properties fo:font-variant="normal" fo:text-transform="none" style:use-window-font-color="true" style:font-name="Times New Roman" fo:font-size="12pt" fo:letter-spacing="normal" fo:language="ru" fo:country="RU" fo:font-style="normal" fo:font-weight="normal" style:font-name-asian="TimesNewRomanPSMT" style:font-size-asian="12pt" style:language-asian="zxx" style:country-asian="none" style:font-style-asian="normal" style:font-weight-asian="normal" style:font-name-complex="TimesNewRomanPSMT" style:font-size-complex="12pt" style:language-complex="ar" style:country-complex="SA" style:font-style-complex="normal" style:font-weight-complex="normal"/>
    </style:style>
    <style:style style:name="T77" style:family="text">
      <style:text-properties fo:font-variant="normal" fo:text-transform="none" fo:letter-spacing="normal"/>
    </style:style>
    <style:style style:name="T78" style:family="text">
      <style:text-properties fo:font-variant="normal" fo:text-transform="none" fo:letter-spacing="normal" fo:language="ru" fo:country="RU"/>
    </style:style>
    <style:style style:name="T79" style:family="text">
      <style:text-properties fo:font-variant="normal" fo:text-transform="none" fo:letter-spacing="normal" fo:language="ru" fo:country="RU" fo:font-style="italic" fo:font-weight="bold" style:font-style-asian="italic" style:font-weight-asian="bold" style:font-style-complex="italic" style:font-weight-complex="bold"/>
    </style:style>
    <style:style style:name="T80" style:family="text">
      <style:text-properties fo:font-variant="normal" fo:text-transform="none" fo:letter-spacing="normal" fo:language="ru" fo:country="RU" fo:font-style="italic" fo:font-weight="bold" style:font-name-asian="Courier New" style:font-style-asian="italic" style:font-weight-asian="bold" style:font-name-complex="Courier New" style:font-style-complex="italic" style:font-weight-complex="bold"/>
    </style:style>
    <style:style style:name="T81" style:family="text">
      <style:text-properties fo:font-variant="normal" fo:text-transform="none" fo:letter-spacing="normal" fo:language="ru" fo:country="RU" fo:font-style="italic" style:font-name-asian="Courier New" style:font-style-asian="italic" style:font-name-complex="Courier New" style:font-style-complex="italic"/>
    </style:style>
    <style:style style:name="T82" style:family="text">
      <style:text-properties fo:font-variant="normal" fo:text-transform="none" fo:letter-spacing="normal" fo:language="ru" fo:country="RU" style:font-name-asian="Courier New" style:font-name-complex="Courier New"/>
    </style:style>
    <style:style style:name="T83" style:family="text">
      <style:text-properties fo:font-variant="normal" fo:text-transform="none" fo:letter-spacing="normal" fo:font-style="italic" style:font-name-asian="Courier New" style:font-style-asian="italic" style:font-name-complex="Courier New" style:font-style-complex="italic"/>
    </style:style>
    <style:style style:name="T84" style:family="text">
      <style:text-properties fo:font-variant="normal" fo:text-transform="none" fo:letter-spacing="normal" fo:font-style="italic" fo:font-weight="bold" style:font-name-asian="Courier New" style:font-style-asian="italic" style:font-weight-asian="bold" style:font-name-complex="Courier New" style:font-style-complex="italic" style:font-weight-complex="bold"/>
    </style:style>
    <style:style style:name="T85" style:family="text">
      <style:text-properties fo:font-variant="normal" fo:text-transform="none" fo:letter-spacing="normal" fo:font-style="italic" fo:font-weight="bold" style:font-style-asian="italic" style:font-weight-asian="bold" style:font-style-complex="italic" style:font-weight-complex="bold"/>
    </style:style>
    <style:style style:name="T86" style:family="text">
      <style:text-properties fo:font-variant="normal" fo:text-transform="none" fo:letter-spacing="normal" fo:font-style="italic" style:font-style-asian="italic" style:font-style-complex="italic"/>
    </style:style>
    <style:style style:name="T87" style:family="text">
      <style:text-properties fo:font-variant="normal" fo:text-transform="none" fo:letter-spacing="normal" style:font-name-asian="Courier New" style:font-name-complex="Courier New"/>
    </style:style>
    <style:style style:name="T88" style:family="text">
      <style:text-properties fo:font-weight="bold" style:font-weight-asian="bold" style:font-weight-complex="bold"/>
    </style:style>
    <style:style style:name="T89" style:family="text">
      <style:text-properties fo:font-style="italic" fo:font-weight="bold" style:font-style-asian="italic" style:font-weight-asian="bold" style:font-style-complex="italic" style:font-weight-complex="bold"/>
    </style:style>
    <style:style style:name="T90" style:family="text">
      <style:text-properties fo:language="en" fo:country="US"/>
    </style:style>
    <style:style style:name="T91" style:family="text">
      <style:text-properties fo:language="en" fo:country="US" fo:font-weight="bold" style:font-weight-asian="bold" style:font-weight-complex="bold"/>
    </style:style>
    <style:style style:name="T92" style:family="text">
      <style:text-properties fo:language="ru" fo:country="RU"/>
    </style:style>
    <style:style style:name="T93" style:family="text">
      <style:text-properties fo:color="#000000"/>
    </style:style>
    <style:style style:name="T94" style:family="text">
      <style:text-properties style:font-name="Times New Roman"/>
    </style:style>
    <style:style style:name="T95" style:family="text">
      <style:text-properties fo:letter-spacing="normal"/>
    </style:style>
    <style:style style:name="T96" style:family="text">
      <style:text-properties fo:font-style="normal"/>
    </style:style>
    <style:style style:name="T97" style:family="text">
      <style:text-properties fo:font-weight="normal"/>
    </style:style>
    <style:style style:name="T98" style:family="text">
      <style:text-properties style:font-name-asian="TimesNewRomanPSMT"/>
    </style:style>
    <style:style style:name="T99" style:family="text">
      <style:text-properties style:font-size-asian="12pt"/>
    </style:style>
    <style:style style:name="T100" style:family="text">
      <style:text-properties style:language-asian="zxx" style:country-asian="none"/>
    </style:style>
    <style:style style:name="T101" style:family="text">
      <style:text-properties style:font-style-asian="normal"/>
    </style:style>
    <style:style style:name="T102" style:family="text">
      <style:text-properties style:font-weight-asian="normal"/>
    </style:style>
    <style:style style:name="T103" style:family="text">
      <style:text-properties style:font-name-complex="TimesNewRomanPSMT"/>
    </style:style>
    <style:style style:name="T104" style:family="text">
      <style:text-properties style:font-size-complex="12pt"/>
    </style:style>
    <style:style style:name="T105" style:family="text">
      <style:text-properties style:language-complex="ar" style:country-complex="SA"/>
    </style:style>
    <style:style style:name="T106" style:family="text">
      <style:text-properties style:font-style-complex="normal"/>
    </style:style>
    <style:style style:name="T107" style:family="text">
      <style:text-properties style:font-weight-complex="normal"/>
    </style:style>
    <style:style style:name="T108" style:family="text">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09" style:family="text">
      <style:text-properties style:use-window-font-color="true" style:text-outline="false" style:text-line-through-style="none" style:font-name="Arial1" fo:font-size="18pt" fo:language="en" fo:country="US"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10" style:family="text">
      <style:text-properties style:use-window-font-color="true" style:text-outline="false" style:text-line-through-style="none" style:font-name="Arial1" fo:font-size="18pt" fo:language="ru" fo:country="RU"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11" style:family="text">
      <style:text-properties style:use-window-font-color="true" style:text-outline="false" style:text-line-through-style="none" style:font-name="Arial1" fo:font-size="12pt" fo:language="en" fo:country="US"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T112" style:family="text">
      <style:text-properties style:use-window-font-color="true" style:text-outline="false" style:text-line-through-style="none" style:font-name="Arial1" fo:font-size="12pt" fo:font-style="normal" fo:text-shadow="none" style:text-underline-style="none" fo:font-weight="normal" style:letter-kerning="true" style:font-name-asian="Andale Sans UI" style:font-size-asian="12pt" style:font-style-asian="normal" style:font-weight-asian="normal" style:font-name-complex="Tahoma" style:font-size-complex="12pt" style:font-style-complex="normal" style:font-weight-complex="normal" style:text-emphasize="none" style:font-relief="none"/>
    </style:style>
    <style:style style:name="T113" style:family="text">
      <style:text-properties fo:color="#000000" style:text-outline="false" style:text-line-through-style="none" style:font-name="Times New Roman" fo:font-size="12pt" fo:language="en" fo:country="US" fo:font-style="normal" fo:text-shadow="none" style:text-underline-style="none" fo:font-weight="normal" style:letter-kerning="true" style:font-name-asian="Lucida Sans Unicode" style:font-size-asian="18pt" style:language-asian="zxx" style:country-asian="none" style:font-style-asian="normal" style:font-weight-asian="normal" style:font-name-complex="Times New Roman" style:font-size-complex="12pt" style:font-style-complex="normal" style:font-weight-complex="normal" style:text-emphasize="none" style:font-relief="none"/>
    </style:style>
    <style:style style:name="T114" style:family="text">
      <style:text-properties fo:color="#000000" style:text-outline="false" style:text-line-through-style="none" style:font-name="Times New Roman" fo:font-size="12pt" fo:language="en" fo:country="US" fo:font-style="normal" fo:text-shadow="none" style:text-underline-style="none" fo:font-weight="normal" style:letter-kerning="true" style:font-name-asian="TimesNewRomanPSMT" style:font-size-asian="12pt" style:language-asian="zxx" style:country-asian="none" style:font-style-asian="normal" style:font-weight-asian="normal" style:font-name-complex="TimesNewRomanPSMT" style:font-size-complex="12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5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0.208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99"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7" style:family="graphic">
      <style:graphic-properties draw:stroke="solid" svg:stroke-width="0.101cm" svg:stroke-color="#000000" draw:marker-start="" draw:marker-start-width="0.45cm" draw:marker-start-center="false" draw:marker-end="" draw:marker-end-width="0.45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1" style:family="graphic">
      <style:graphic-properties draw:stroke="solid" svg:stroke-width="0.101cm" svg:stroke-color="#8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83cm" fo:min-width="0.258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85cm" fo:min-width="0.258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9"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0"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1" style:family="graphic">
      <style:graphic-properties draw:stroke="solid" svg:stroke-width="0.049cm" svg:stroke-color="#000000" draw:marker-start="" draw:marker-start-width="0.379cm" draw:marker-start-center="false" draw:marker-end=""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2" style:family="graphic">
      <style:graphic-properties draw:stroke="solid" svg:stroke-width="0.049cm" svg:stroke-color="#000000" draw:marker-start="" draw:marker-start-width="0.379cm" draw:marker-start-center="false" draw:marker-end="Arrow" draw:marker-end-width="0.379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luence map.</text:p>
      <text:p text:style-name="Standard"><text:line-break/><text:span text:style-name="T2">1. </text:span><text:span text:style-name="T3">Introduction </text:span></text:p>
      <text:p text:style-name="P5"/>
      <text:p text:style-name="P6">In order to decide whether a model is wrong because of faulty mechanisms of action or incorrect</text:p>
      <text:p text:style-name="P6">biological hypothesis it was introduced a static analysis(stories) that relies on the computation of</text:p>
      <text:p text:style-name="P6">the species that can be produced during any execution. With such a tool it becomes</text:p>
      <text:p text:style-name="P6">possible to specify some properties of a model before even trying to simulate it.</text:p>
      <text:p text:style-name="P6"/>
      <text:p text:style-name="P6">We try to understand causal dependences looking at grammar of rules</text:p>
      <text:p text:style-name="P6"/>
      <text:p text:style-name="P6">However, this dependence does not give us any quantitative characteristics</text:p>
      <text:p text:style-name="Standard"><text:span text:style-name="T3"><text:line-break/></text:span><text:span text:style-name="T2">2. </text:span><text:span text:style-name="T3">Definitions </text:span></text:p>
      <text:p text:style-name="P6"/>
      <text:p text:style-name="P9"><text:span text:style-name="T88">1. Influence map</text:span> – is an integration of <text:span text:style-name="T89">activation map</text:span> and <text:span text:style-name="T89">inhibition map.</text:span> </text:p>
      <text:p text:style-name="Standard"><text:span text:style-name="T91">2. Activation/Inhibition map</text:span><text:span text:style-name="T90"> – is a digraph</text:span><text:span text:style-name="T92"> </text:span><text:span text:style-name="T34">G</text:span><text:span text:style-name="T35">: = (</text:span><text:span text:style-name="T34">V</text:span><text:span text:style-name="T35">,</text:span><text:span text:style-name="T34">A</text:span><text:span text:style-name="T35">) </text:span><text:span text:style-name="T36">where</text:span></text:p>
      <text:list xml:id="list38698773" text:style-name="L2">
        <text:list-item>
          <text:p text:style-name="P10"><text:span text:style-name="T36">V – set of vertices (rules).</text:span></text:p>
        </text:list-item>
        <text:list-item>
          <text:p text:style-name="P28"><text:span text:style-name="T27">A — </text:span><text:span text:style-name="T20">set of </text:span><text:span text:style-name="T19">ordered couples</text:span><text:span text:style-name="T23"> </text:span><text:span text:style-name="T20">of different vertexes, which are called</text:span><text:span text:style-name="T74"> </text:span><text:span text:style-name="T19">edges.</text:span></text:p>
        </text:list-item>
      </text:list>
      <text:p text:style-name="Text_20_body"><text:span text:style-name="T17">3. E</text:span><text:span text:style-name="T37">dge</text:span><text:span text:style-name="T29">— </text:span><text:span text:style-name="T21">ordered couple of vertexes</text:span><text:span text:style-name="T29"> </text:span><text:span text:style-name="T28">(v, w)</text:span><text:span text:style-name="T29"> </text:span><text:span text:style-name="T21">where</text:span><text:span text:style-name="T29"> </text:span><text:span text:style-name="T28">v </text:span><text:span text:style-name="T21">is the beginning</text:span><text:span text:style-name="T29">, </text:span><text:span text:style-name="T21">and</text:span><text:span text:style-name="T29"> </text:span><text:span text:style-name="T28">w </text:span><text:span text:style-name="T21">is the end of an </text:span><text:span text:style-name="T38">edge</text:span><text:span text:style-name="T29">.</text:span></text:p>
      <text:p text:style-name="P29"><text:span text:style-name="T21">An </text:span><text:span text:style-name="T38">edge</text:span><text:span text:style-name="T21"> </text:span><text:span text:style-name="T30">(v, w)</text:span><text:span text:style-name="T21">on the </text:span><text:span text:style-name="T18">Activation Map</text:span><text:span text:style-name="T21"> shows that the process of applying of the rule </text:span><text:span text:style-name="T30">v</text:span><text:span text:style-name="T21"> has the positive influence on the rule </text:span><text:span text:style-name="T25">w </text:span><text:span text:style-name="T21">activity. </text:span></text:p>
      <text:p text:style-name="P30"><text:span text:style-name="T19">An </text:span><text:span text:style-name="T39">edge</text:span><text:span text:style-name="T19"> </text:span><text:span text:style-name="T31">(v, w)</text:span><text:span text:style-name="T19">on the </text:span><text:span text:style-name="T32">Inhibition Map</text:span><text:span text:style-name="T33"> </text:span><text:span text:style-name="T19">shows that the process of applying of the rule </text:span><text:span text:style-name="T31">v</text:span><text:span text:style-name="T19"> has the negative influence on the rule </text:span><text:span text:style-name="T24">w </text:span><text:span text:style-name="T19">activity. </text:span></text:p>
      <text:p text:style-name="P30"><text:span text:style-name="T17">4. Positive Influence - </text:span><text:span text:style-name="T19">after application the rule </text:span><text:span text:style-name="T24">v,</text:span><text:span text:style-name="T19"> a substance in Solution that is necessary for the rule </text:span><text:span text:style-name="T24">w,</text:span><text:span text:style-name="T19"> can appear. </text:span></text:p>
      <text:p text:style-name="P27"><text:span text:style-name="T22">5. Negative Influence – </text:span><text:span text:style-name="T16">after application the rule </text:span><text:span text:style-name="T26">v</text:span><text:span text:style-name="T16">, a substance in Solution that is necessary for the rule </text:span><text:span text:style-name="T26">w,</text:span><text:span text:style-name="T16"> can disappear. </text:span></text:p>
      <text:p text:style-name="Standard"><text:span text:style-name="T3"><text:line-break/></text:span><text:span text:style-name="T2">3. </text:span><text:span text:style-name="T3">Input Data</text:span></text:p>
      <text:p text:style-name="P5"/>
      <text:p text:style-name="Standard"><text:span text:style-name="T70">Kappa model</text:span><text:span text:style-name="T73"> – </text:span><text:span text:style-name="T71">the file with the system model that contains the set of “Rules” and represents the Initial Solution.</text:span><text:span text:style-name="T3"><text:line-break/></text:span></text:p>
      <text:p text:style-name="Standard"><text:span text:style-name="T2">4. </text:span><text:span text:style-name="T3">Goal </text:span></text:p>
      <text:p text:style-name="P6"/>
      <text:p text:style-name="Standard"><text:span text:style-name="T73">The goal is to build the I</text:span><text:span text:style-name="T71">nfluenceMap</text:span><text:span text:style-name="T73"> using the input data. </text:span><text:span text:style-name="T3"><text:line-break/></text:span></text:p>
      <text:p text:style-name="Standard"><text:span text:style-name="T2">5. </text:span><text:span text:style-name="T3">Solution</text:span></text:p>
      <text:p text:style-name="P6"/>
      <text:p text:style-name="Standard"><text:span text:style-name="T71">The idea is to generate the </text:span><text:span text:style-name="T72">Contact Map</text:span><text:span text:style-name="T71"> and consider all the rules, rules influence on the </text:span><text:span text:style-name="T72">ContactMap</text:span><text:span text:style-name="T71">, as well as the other rules based on it; this will automatically get the </text:span><text:span text:style-name="T72">InfulenceMap</text:span><text:span text:style-name="T71"> filled out.</text:span></text:p>
      <text:p text:style-name="P26"><text:span text:style-name="T2">6. </text:span><text:span text:style-name="T3">Algorithm </text:span></text:p>
      <text:p text:style-name="P5"/>
      <text:p text:style-name="P15"><text:span text:style-name="T90">Let us consider that each site contains the information about agent's type that it belongs to.</text:span></text:p>
      <text:p text:style-name="P15"/>
      <text:p text:style-name="P18"><text:span text:style-name="T54">for (</text:span><text:span text:style-name="T65">rule</text:span><text:span text:style-name="T54"> : Rules)</text:span></text:p>
      <text:p text:style-name="P18"><text:span text:style-name="T54"><text:tab/>1)</text:span><text:span text:style-name="T49"> </text:span><text:span text:style-name="T54">Form the sites' lists </text:span><text:span text:style-name="T49">(</text:span><text:span text:style-name="T65">activatedSites</text:span><text:span text:style-name="T54">)</text:span><text:span text:style-name="T49">, </text:span><text:span text:style-name="T54">(</text:span><text:span text:style-name="T65">inhibitedSites</text:span><text:span text:style-name="T54">) that belong to this rules (when adding the site to any list, this site is being marked according to the action, which uses this site: «BOUND», «BREAK»,...):</text:span></text:p>
      <text:p text:style-name="P12"/>
      <text:list xml:id="list38686297" text:style-name="L3">
        <text:list-item>
          <text:list>
            <text:list-header>
              <text:p text:style-name="P20"><text:span text:style-name="T62">a. If the</text:span><text:span text:style-name="T48"> </text:span><text:span text:style-name="T56">rule</text:span><text:span text:style-name="T62"> contains the</text:span><text:span text:style-name="T48"> «</text:span><text:span text:style-name="T62">BREAK</text:span><text:span text:style-name="T48">» </text:span><text:span text:style-name="T62">only for this </text:span><text:span text:style-name="T57">site</text:span><text:span text:style-name="T48">, </text:span><text:span text:style-name="T62">and this site's </text:span><text:span text:style-name="T58">LinkState </text:span><text:span text:style-name="T62">is</text:span><text:span text:style-name="T58"> </text:span><text:span text:style-name="T69">"SEMI_LINK"</text:span><text:span text:style-name="T62"> or </text:span><text:span text:style-name="T63">"BOUND_OR_FREE", then we can find all the sites (</text:span><text:span text:style-name="T60">findSites</text:span><text:span text:style-name="T63">) that are connected to the </text:span><text:span text:style-name="T59">site,</text:span><text:span text:style-name="T63"> on the</text:span><text:span text:style-name="T59">ContactMap. </text:span><text:span text:style-name="T63"><text:s/></text:span><text:span text:style-name="T60"><text:s/></text:span><text:span text:style-name="T63">Add</text:span><text:span text:style-name="T60"> </text:span><text:span text:style-name="T56">findSite</text:span><text:span text:style-name="T69"> </text:span><text:span text:style-name="T63">to</text:span><text:span text:style-name="T69"> </text:span><text:span text:style-name="T56">activatedSites, making their </text:span><text:span text:style-name="T62">LinkState “FREE”. Add </text:span><text:span text:style-name="T69"><text:s/></text:span><text:span text:style-name="T56">findSite</text:span><text:span text:style-name="T69"> </text:span><text:span text:style-name="T63">to the</text:span><text:span text:style-name="T69"> </text:span><text:span text:style-name="T56">inhibitedSites; </text:span><text:span text:style-name="T62">no alterations to the</text:span><text:span text:style-name="T56"> </text:span><text:span text:style-name="T58">LinkState</text:span><text:span text:style-name="T62">. </text:span></text:p>
              <text:p text:style-name="P13"/>
              <text:p text:style-name="P22"><text:span text:style-name="T64">b. If</text:span><text:span text:style-name="T50"> </text:span><text:span text:style-name="T61">rule</text:span><text:span text:style-name="T64"> contains the «DELETE» action for the particular agent </text:span><text:span text:style-name="T50">(</text:span><text:span text:style-name="T61">agent</text:span><text:span text:style-name="T64"> of type</text:span><text:span text:style-name="T61"> A</text:span><text:span text:style-name="T64">)</text:span><text:span text:style-name="T50">,</text:span><text:span text:style-name="T64"> then we can find all the sites </text:span><text:span text:style-name="T50">(</text:span><text:span text:style-name="T51">findSites</text:span><text:span text:style-name="T50">), </text:span><text:span text:style-name="T64">which can be connected with the agent of type A (excluding the connections presented in </text:span><text:span text:style-name="T61">agent</text:span><text:span text:style-name="T64">), using </text:span><text:span text:style-name="T52">ContactMap.</text:span><text:span text:style-name="T50"> <text:s/></text:span><text:span text:style-name="T40">Add</text:span><text:span text:style-name="T42"> </text:span><text:span text:style-name="T43">findSite</text:span><text:span text:style-name="T45"> </text:span><text:span text:style-name="T40">to</text:span><text:span text:style-name="T45"> </text:span><text:span text:style-name="T43">activatedSites, make </text:span><text:span text:style-name="T41">LinkState “FREE”. Add </text:span><text:span text:style-name="T45"><text:s/></text:span><text:span text:style-name="T43">findSite</text:span><text:span text:style-name="T45"> </text:span><text:span text:style-name="T40">to the</text:span><text:span text:style-name="T45"> </text:span><text:span text:style-name="T43">inhibitedSites; </text:span><text:span text:style-name="T41">no alterations to the</text:span><text:span text:style-name="T43"> </text:span><text:span text:style-name="T44">LinkState</text:span><text:span text:style-name="T41">. </text:span></text:p>
              <text:p text:style-name="P14"/>
            </text:list-header>
          </text:list>
        </text:list-item>
      </text:list>
      <text:list xml:id="list39131660" text:style-name="L5">
        <text:list-item>
          <text:list>
            <text:list-header>
              <text:p text:style-name="P24"><text:span text:style-name="T46">с. </text:span><text:span text:style-name="T41">If the site from the </text:span><text:span text:style-name="T43">rule </text:span><text:span text:style-name="T44">.leftHandSide</text:span><text:span text:style-name="T41"> participates in any action</text:span><text:span text:style-name="T46">, </text:span><text:span text:style-name="T41">then we add it to the </text:span><text:span text:style-name="T43">inhibitedSites</text:span><text:span text:style-name="T46">.</text:span></text:p>
              <text:p text:style-name="P17"/>
              <text:p text:style-name="P24"><text:span text:style-name="T41">d. All the sites with the </text:span><text:span text:style-name="T44">.rightHandSide </text:span><text:span text:style-name="T41">of this rule which changed by this rule we add to the</text:span><text:span text:style-name="T46"> <text:s/></text:span><text:span text:style-name="T43">activatedSites</text:span><text:span text:style-name="T47">.</text:span><text:span text:style-name="T46"> </text:span><text:span text:style-name="T41">If the same site participates in more than one action related to the </text:span><text:span text:style-name="T44">LinkState </text:span><text:span text:style-name="T41">( example, «ADD», </text:span><text:span text:style-name="T75">«BOUND»</text:span><text:span text:style-name="T76">), </text:span><text:span text:style-name="T75">then we add the site with the latest action only. </text:span></text:p>
              <text:list>
                <text:list-header>
                  <text:p text:style-name="P17"/>
                </text:list-header>
              </text:list>
            </text:list-header>
          </text:list>
        </text:list-item>
      </text:list>
      <text:list xml:id="list39641453" text:continue-list="list38686297" text:style-name="L3">
        <text:list-header>
          <text:p text:style-name="P19"><text:span text:style-name="T48">2) For (</text:span><text:span text:style-name="T66">ruleCheck</text:span><text:span text:style-name="T48"> : Rules)</text:span></text:p>
          <text:list text:continue-numbering="true">
            <text:list-header>
              <text:p text:style-name="P23"><text:span text:style-name="T77">a. Let the site</text:span><text:span text:style-name="T78"> </text:span><text:span text:style-name="T79">«a»</text:span><text:span text:style-name="T77"> belong to the</text:span><text:span text:style-name="T78"> </text:span><text:span text:style-name="T83">inhibitedSites</text:span><text:span text:style-name="T81">, </text:span><text:span text:style-name="T84">which is marked with</text:span><text:span text:style-name="T83"> </text:span><text:span text:style-name="T81"><text:s/></text:span><text:span text:style-name="T83">«BOUND» or «BREAK» or «ADD» or «DELETE» action, an</text:span><text:span text:style-name="T87">d the site </text:span><text:span text:style-name="T80">«b» </text:span><text:span text:style-name="T77">belong to the</text:span><text:span text:style-name="T78"> </text:span><text:span text:style-name="T84">ruleCheck.leftHandSide;</text:span><text:span text:style-name="T87"> </text:span><text:span text:style-name="T80">«</text:span><text:span text:style-name="T84">a</text:span><text:span text:style-name="T80">»</text:span><text:span text:style-name="T83"> </text:span><text:span text:style-name="T87">and </text:span><text:span text:style-name="T80">«</text:span><text:span text:style-name="T84">b</text:span><text:span text:style-name="T80">»</text:span><text:span text:style-name="T82"> </text:span><text:span text:style-name="T87">belong to the same type agents, then type of site </text:span><text:span text:style-name="T80">«a»</text:span><text:span text:style-name="T83"> = </text:span><text:span text:style-name="T87">type of site </text:span><text:span text:style-name="T80">«b»</text:span><text:span text:style-name="T87">. Their </text:span><text:span text:style-name="T84">LinkState</text:span><text:span text:style-name="T87"> is the same, so we add the edge </text:span><text:span text:style-name="T78">(</text:span><text:span text:style-name="T86">rule</text:span><text:span text:style-name="T77">, </text:span><text:span text:style-name="T86">ruleCheck</text:span><text:span text:style-name="T77">) to the </text:span><text:span text:style-name="T85">Inhibition Map.</text:span><text:span text:style-name="T77"> </text:span><text:span text:style-name="T83"><text:s/></text:span></text:p>
              <text:p text:style-name="P13"/>
              <text:p text:style-name="P19"><text:span text:style-name="T48">b. Find intersection of </text:span><text:span text:style-name="T67">inhibitedSites and</text:span><text:span text:style-name="T69"> </text:span><text:span text:style-name="T67">ruleCheck</text:span><text:span text:style-name="T69">.leftHandSide</text:span><text:span text:style-name="T48"> (according to </text:span><text:span text:style-name="T68">InternalState</text:span><text:span text:style-name="T48">), which are marked with <text:s/>«MODIFY» action, by analogy. A</text:span><text:span text:style-name="T12">dd the </text:span><text:span text:style-name="T69">edge </text:span><text:span text:style-name="T53">(</text:span><text:span text:style-name="T66">rule</text:span><text:span text:style-name="T48">, </text:span><text:span text:style-name="T66">ruleCheck</text:span><text:span text:style-name="T48">) </text:span><text:span text:style-name="T69">to the</text:span><text:span text:style-name="T53"> </text:span><text:span text:style-name="T68">Inhibition Map.</text:span><text:span text:style-name="T48"> </text:span></text:p>
              <text:p text:style-name="P13"/>
              <text:p text:style-name="P19"><text:span text:style-name="T48">c. Find intersection of </text:span><text:span text:style-name="T67">activatedSites</text:span><text:span text:style-name="T69"> and </text:span><text:span text:style-name="T67">ruleCheck</text:span><text:span text:style-name="T69">.leftHandSide </text:span><text:span text:style-name="T48">(according to </text:span><text:span text:style-name="T68">LinkState</text:span><text:span text:style-name="T48"> and </text:span><text:span text:style-name="T68">InternalState</text:span><text:span text:style-name="T48">), by analogy. A</text:span><text:span text:style-name="T69">dd the edge </text:span><text:span text:style-name="T53">(</text:span><text:span text:style-name="T66">rule</text:span><text:span text:style-name="T48">, </text:span><text:span text:style-name="T66">ruleCheck</text:span><text:span text:style-name="T48">) </text:span><text:span text:style-name="T69">to the</text:span><text:span text:style-name="T53"> </text:span><text:span text:style-name="T68">Activation Map.</text:span><text:span text:style-name="T48"> </text:span></text:p>
              <text:p text:style-name="P16"/>
            </text:list-header>
          </text:list>
        </text:list-header>
      </text:list>
      <text:p text:style-name="P12"/>
      <text:p text:style-name="P12"/>
      <text:p text:style-name="P12"/>
      <text:p text:style-name="P12"/>
      <text:p text:style-name="P12"/>
      <text:p text:style-name="P12"/>
      <text:p text:style-name="P12"/>
      <text:p text:style-name="P12"/>
      <text:p text:style-name="P12"><text:soft-page-break/></text:p>
      <text:p text:style-name="P12"/>
      <text:p text:style-name="P12"><draw:g text:anchor-type="paragraph" draw:z-index="0" draw:style-name="gr1"><draw:ellipse draw:style-name="gr2" draw:text-style-name="P31" svg:width="2.5cm" svg:height="2.502cm" svg:x="4.182cm" svg:y="1.864cm"><text:p/></draw:ellipse><draw:circle draw:style-name="gr3" draw:text-style-name="P31" svg:width="1.001cm" svg:height="1.001cm" svg:x="5.682cm" svg:y="1.365cm"><text:p/></draw:circle><draw:frame draw:style-name="gr4" draw:text-style-name="P33" svg:width="0.902cm" svg:height="1.001cm" svg:x="5.183cm" svg:y="2.864cm"><draw:text-box><text:p text:style-name="P32"><text:span text:style-name="T108">A</text:span></text:p></draw:text-box></draw:frame><draw:frame draw:style-name="gr5" draw:text-style-name="P33" svg:width="0.816cm" svg:height="0.994cm" svg:x="5.867cm" svg:y="1.365cm"><draw:text-box><text:p text:style-name="P32"><text:span text:style-name="T108">x</text:span></text:p></draw:text-box></draw:frame><draw:rect draw:style-name="gr6" draw:text-style-name="P31" svg:width="10.501cm" svg:height="3.5cm" svg:x="1.182cm" svg:y="1.365cm"><text:p/></draw:rect><draw:path draw:style-name="gr7" draw:text-style-name="P31" svg:width="2.857cm" svg:height="2.107cm" draw:transform="rotate (-2.41344128965849) translate (9.70785662795791cm 2.95630973692376cm)" svg:viewBox="0 0 2858 2108" svg:d="m0-121761c267 34 621 45 793-220 135-208 448-340 420-620-32-308 167-505 346-685 198-201 485-360 789-291l275-85 202-151 33-38"><text:p/></draw:path><draw:path draw:style-name="gr7" draw:text-style-name="P31" svg:width="2.857cm" svg:height="2.102cm" draw:transform="skewX (0.00157079632679456) rotate (-2.4115214274813) translate (5.31174774227344cm 2.92072947568113cm)" svg:viewBox="0 0 2858 2103" svg:d="m0-115728c267 36 621 46 793-218 135-208 448-339 420-619-32-309 167-504 346-685 198-200 485-358 789-289l275-85 202-151 33-37"><text:p/></draw:path><draw:frame draw:style-name="gr8" draw:text-style-name="P33" svg:width="4.421cm" svg:height="0.994cm" svg:x="12.076cm" svg:y="2.864cm"><draw:text-box><text:p text:style-name="P32"><text:span text:style-name="T108">activatedSites</text:span></text:p></draw:text-box></draw:frame><draw:circle draw:style-name="gr2" draw:text-style-name="P31" svg:width="2.5cm" svg:height="2.5cm" svg:x="2.182cm" svg:y="6.865cm"><text:p/></draw:circle><draw:circle draw:style-name="gr3" draw:text-style-name="P31" svg:width="1.001cm" svg:height="1.001cm" svg:x="3.681cm" svg:y="6.366cm"><text:p/></draw:circle><draw:frame draw:style-name="gr4" draw:text-style-name="P33" svg:width="0.902cm" svg:height="1.001cm" svg:x="3.182cm" svg:y="7.865cm"><draw:text-box><text:p text:style-name="P32"><text:span text:style-name="T108">A</text:span></text:p></draw:text-box></draw:frame><draw:frame draw:style-name="gr5" draw:text-style-name="P33" svg:width="0.816cm" svg:height="0.994cm" svg:x="3.867cm" svg:y="6.366cm"><draw:text-box><text:p text:style-name="P32"><text:span text:style-name="T108">x</text:span></text:p></draw:text-box></draw:frame><draw:line draw:style-name="gr2" draw:text-style-name="P31" svg:x1="4.683cm" svg:y1="6.865cm" svg:x2="5.183cm" svg:y2="6.865cm"><text:p/></draw:line><draw:frame draw:style-name="gr8" draw:text-style-name="P33" svg:width="0.876cm" svg:height="0.994cm" svg:x="5.183cm" svg:y="6.366cm"><draw:text-box><text:p text:style-name="P32"><text:span text:style-name="T108">p</text:span></text:p></draw:text-box></draw:frame><draw:line draw:style-name="gr9" draw:text-style-name="P31" svg:x1="5.683cm" svg:y1="8.365cm" svg:x2="7.683cm" svg:y2="8.365cm"><text:p/></draw:line><draw:circle draw:style-name="gr2" draw:text-style-name="P31" svg:width="2.5cm" svg:height="2.5cm" svg:x="8.329cm" svg:y="6.865cm"><text:p/></draw:circle><draw:circle draw:style-name="gr3" draw:text-style-name="P31" svg:width="1.001cm" svg:height="1.001cm" svg:x="9.829cm" svg:y="6.366cm"><text:p/></draw:circle><draw:frame draw:style-name="gr4" draw:text-style-name="P33" svg:width="0.902cm" svg:height="1.001cm" svg:x="9.329cm" svg:y="7.865cm"><draw:text-box><text:p text:style-name="P32"><text:span text:style-name="T108">A</text:span></text:p></draw:text-box></draw:frame><draw:frame draw:style-name="gr5" draw:text-style-name="P33" svg:width="0.816cm" svg:height="0.994cm" svg:x="10.014cm" svg:y="6.366cm"><draw:text-box><text:p text:style-name="P32"><text:span text:style-name="T108">x</text:span></text:p></draw:text-box></draw:frame><draw:line draw:style-name="gr2" draw:text-style-name="P31" svg:x1="10.83cm" svg:y1="6.865cm" svg:x2="11.33cm" svg:y2="6.865cm"><text:p/></draw:line><draw:frame draw:style-name="gr8" draw:text-style-name="P33" svg:width="0.876cm" svg:height="0.994cm" svg:x="11.33cm" svg:y="6.366cm"><draw:text-box><text:p text:style-name="P32"><text:span text:style-name="T108">u</text:span></text:p></draw:text-box></draw:frame><draw:frame draw:style-name="gr8" draw:text-style-name="P33" svg:width="1.59cm" svg:height="0.994cm" svg:x="12.683cm" svg:y="7.8cm"><draw:text-box><text:p text:style-name="P32"><text:span text:style-name="T109">rule</text:span></text:p></draw:text-box></draw:frame><draw:ellipse draw:style-name="gr10" draw:text-style-name="P31" svg:width="3.001cm" svg:height="5.001cm" svg:x="4.182cm" svg:y="0.365cm"><text:p/></draw:ellipse><draw:ellipse draw:style-name="gr10" draw:text-style-name="P31" svg:width="3.001cm" svg:height="5cm" svg:x="2.182cm" svg:y="5.366cm"><text:p/></draw:ellipse><draw:line draw:style-name="gr11" draw:text-style-name="P31" svg:x1="7.184cm" svg:y1="10.865cm" svg:x2="6.184cm" svg:y2="4.365cm"><text:p/></draw:line><draw:line draw:style-name="gr11" draw:text-style-name="P31" svg:x1="7.182cm" svg:y1="10.865cm" svg:x2="4.182cm" svg:y2="8.365cm"><text:p/></draw:line><draw:frame draw:style-name="gr8" draw:text-style-name="P33" svg:width="3.76cm" svg:height="0.994cm" svg:x="5.183cm" svg:y="11.365cm"><draw:text-box><text:p text:style-name="P32"><text:span text:style-name="T110">intersection</text:span></text:p></draw:text-box></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 text:c="15"/></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pan text:style-name="T41"><text:s text:c="10"/>3) End.</text:span></text:p>
      <text:p text:style-name="P26"><text:span text:style-name="T2">7. Examples</text:span></text:p>
      <text:p text:style-name="P9"><text:span text:style-name="T3"/></text:p>
      <text:p text:style-name="P15">'BND' A(x),B(y) -&gt; A(x!1),B(y!1) @ 1.0</text:p>
      <text:p text:style-name="P15">'BRK' A(x~p!1),B(y!1) -&gt; A(x~p),B(y) @ 1.0</text:p>
      <text:p text:style-name="P15">'MOD' A(x~p!_) -&gt; A(x~u!_) @ 1.0</text:p>
      <text:p text:style-name="P21"/>
      <text:p text:style-name="P21"><draw:frame draw:style-name="fr1" draw:name="Графический объект1" text:anchor-type="paragraph" svg:x="0.058cm" svg:y="0cm" svg:width="7.872cm" svg:height="7.666cm" draw:z-index="1"><draw:image xlink:href="Pictures/2000000700002FC100003394CF9CD1DB.svm" xlink:type="simple" xlink:show="embed" xlink:actuate="onLoad"/></draw:frame><draw:frame draw:style-name="fr1" draw:name="Графический объект2" text:anchor-type="paragraph" svg:x="8.154cm" svg:y="0.102cm" svg:width="8.057cm" svg:height="7.137cm" draw:z-index="2"><draw:image xlink:href="Pictures/2000000700002F080000330F06A77960.svm" xlink:type="simple" xlink:show="embed" xlink:actuate="onLoad"/></draw:frame><text:tab/><text:tab/><text:tab/>(*)<text:tab/><text:tab/><text:tab/><text:tab/><text:tab/><text:tab/>(**)</text:p>
      <text:p text:style-name="P21"><draw:frame draw:style-name="fr1" draw:name="Графический объект3" text:anchor-type="paragraph" svg:x="0.118cm" svg:y="0cm" svg:width="7.507cm" svg:height="6.703cm" draw:z-index="3"><draw:image xlink:href="Pictures/2000000700003133000035A561F8978F.svm" xlink:type="simple" xlink:show="embed" xlink:actuate="onLoad"/></draw:frame><text:span text:style-name="T54"><text:tab/><text:tab/><text:tab/></text:span><text:span text:style-name="T77">(***)</text:span></text:p>
      <text:p text:style-name="P12">Green arrows show the Activation Map, the red ones – the Inhibition Map. </text:p>
      <text:p text:style-name="P12"/>
      <text:p text:style-name="P15"><text:span text:style-name="T90">Let us analyze </text:span>(*):</text:p>
      <text:p text:style-name="P21"><text:span text:style-name="T54"><text:tab/> </text:span><text:span text:style-name="T55">The </text:span><text:span text:style-name="T54">'BRK' <text:s/></text:span><text:span text:style-name="T55">rule breaks the connection</text:span><text:span text:style-name="T54">, </text:span><text:span text:style-name="T55">which leads to </text:span><text:span text:style-name="T54"><text:s/></text:span><text:span text:style-name="T55">'</text:span><text:span text:style-name="T54">A(x~p),B(y)</text:span><text:span text:style-name="T55">' agents formation. The new agents formation helps building the new injections to solution with the 'BND' rule, which allows applying this rule in the future as well. In other words, the 'BRK' rule has the positive influence on the 'BND' RULE. </text:span><text:span text:style-name="T54"><text:s/></text:span></text:p>
      <text:p text:style-name="P21"><text:span text:style-name="T54"><text:tab/></text:span><text:span text:style-name="T55">The </text:span><text:span text:style-name="T54">'</text:span><text:span text:style-name="T55">BRK</text:span><text:span text:style-name="T54">' </text:span><text:span text:style-name="T55">rule has the negative influence on the 'MOD' rule due to the reason that</text:span><text:span text:style-name="T54"> </text:span><text:span text:style-name="T55">'MOD' is <text:s/>being tested on the</text:span><text:span text:style-name="T54"> </text:span><text:span text:style-name="T55">'</text:span><text:span text:style-name="T54">A(x~p!_) </text:span><text:span text:style-name="T55">' connection presence, and</text:span><text:span text:style-name="T54"> </text:span><text:span text:style-name="T55">'BRK' rule usually breaks this connection</text:span><text:span text:style-name="T54">.</text:span></text:p>
      <text:p text:style-name="P21"><text:span text:style-name="T54"><text:tab/> </text:span><text:span text:style-name="T55">The 'MOD' has the negative influence on 'BRK' rule due to the </text:span><text:span text:style-name="T54"><text:s/></text:span><text:span text:style-name="T55">Internal State alteration in, and 'BRK' rule tests the '</text:span><text:span text:style-name="T54">A(x~p!1),B(y!1)</text:span><text:span text:style-name="T55">'.</text:span></text:p>
      <text:p text:style-name="P12"/>
      <text:p text:style-name="P12">By analogy (**), (***).</text:p>
      <text:p text:style-name="P26"><text:span text:style-name="T2">8. </text:span><text:span text:style-name="T3">Flowchart </text:span></text:p>
      <text:p text:style-name="P6"/>
      <text:p text:style-name="P11"><draw:g text:anchor-type="paragraph" draw:z-index="4" draw:style-name="gr12"><draw:ellipse draw:style-name="gr13" draw:text-style-name="P35" svg:width="3.469cm" svg:height="0.74cm" svg:x="5.817cm" svg:y="0cm"><text:p text:style-name="P34"><text:span text:style-name="T111">start</text:span></text:p></draw:ellipse><draw:custom-shape draw:style-name="gr14" draw:text-style-name="P35" svg:width="6.072cm" svg:height="0.74cm" svg:x="4.515cm" svg:y="1.108cm"><text:p text:style-name="P34"><text:span text:style-name="T112">rule : Rules</text:span></text:p><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draw:custom-shape><draw:line draw:style-name="gr15" draw:text-style-name="P31" svg:x1="7.551cm" svg:y1="0.739cm" svg:x2="7.551cm" svg:y2="1.109cm"><text:p/></draw:line><draw:custom-shape draw:style-name="gr16" draw:text-style-name="P31" svg:width="9.977cm" svg:height="0.74cm" svg:x="2.78cm" svg:y="2.217cm"><text:p text:style-name="P34"><text:span text:style-name="T113">activatedSites, inhibitedSites = filingSites(rule)</text:span></text:p><draw:enhanced-geometry svg:viewBox="0 0 21600 21600" draw:text-areas="2540 0 19060 21600" draw:mirror-horizontal="false" draw:mirror-vertical="false" draw:type="flowchart-predefined-process" draw:enhanced-path="M 0 0 L 21600 0 21600 21600 0 21600 Z N M 2540 0 L 2540 21600 N M 19060 0 L 19060 21600 N"/></draw:custom-shape><draw:line draw:style-name="gr17" draw:text-style-name="P31" svg:x1="7.551cm" svg:y1="1.848cm" svg:x2="7.551cm" svg:y2="2.218cm"><text:p/></draw:line><draw:custom-shape draw:style-name="gr18" draw:text-style-name="P35" svg:width="6.072cm" svg:height="0.74cm" svg:x="4.515cm" svg:y="3.327cm"><text:p text:style-name="P34"><text:span text:style-name="T112">ruleCheck : Rules</text:span></text:p><draw:enhanced-geometry svg:viewBox="0 0 21600 21600" draw:glue-points="10800 0 0 10800 10800 21600 21600 10800" draw:text-areas="4350 0 17250 21600" draw:mirror-horizontal="false" draw:mirror-vertical="false" draw:type="flowchart-preparation" draw:enhanced-path="M 4350 0 L 17250 0 21600 10800 17250 21600 4350 21600 0 10800 4350 0 Z N"/></draw:custom-shape><draw:line draw:style-name="gr19" draw:text-style-name="P31" svg:x1="7.551cm" svg:y1="2.957cm" svg:x2="7.551cm" svg:y2="3.327cm"><text:p/></draw:line><draw:line draw:style-name="gr20" draw:text-style-name="P31" svg:x1="10.587cm" svg:y1="1.478cm" svg:x2="14.057cm" svg:y2="1.478cm"><text:p/></draw:line><draw:ellipse draw:style-name="gr21" draw:text-style-name="P35" svg:width="2.603cm" svg:height="0.74cm" svg:x="14.056cm" svg:y="1.108cm"><text:p text:style-name="P34"><text:span text:style-name="T112">end</text:span></text:p></draw:ellipse><draw:custom-shape draw:style-name="gr22" draw:text-style-name="P31" svg:width="12.143cm" svg:height="1.477cm" svg:x="1.48cm" svg:y="4.436cm"><text:p text:style-name="P34"><text:span text:style-name="T113">isIntersection(activatedSites, ruleCheck.leftHandSide)</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line draw:style-name="gr23" draw:text-style-name="P31" svg:x1="7.551cm" svg:y1="4.065cm" svg:x2="7.551cm" svg:y2="4.435cm"><text:p/></draw:line><draw:custom-shape draw:style-name="gr24" draw:text-style-name="P36" svg:width="9.109cm" svg:height="0.74cm" svg:x="8.853cm" svg:y="5.913cm"><text:p text:style-name="P34"><text:span text:style-name="T114">Add (rule, ruleCheck) to the Activation Map</text:span></text:p><draw:enhanced-geometry svg:viewBox="0 0 21600 21600" draw:mirror-vertical="false" draw:mirror-horizontal="false" draw:text-areas="2540 0 19060 21600" draw:type="flowchart-predefined-process" draw:enhanced-path="M 0 0 L 21600 0 21600 21600 0 21600 Z N M 2540 0 L 2540 21600 N M 19060 0 L 19060 21600 N"/></draw:custom-shape><draw:line draw:style-name="gr25" draw:text-style-name="P31" svg:x1="13.622cm" svg:y1="5.174cm" svg:x2="13.622cm" svg:y2="5.913cm"><text:p/></draw:line><draw:frame draw:style-name="gr26" draw:text-style-name="P33" svg:width="0.876cm" svg:height="0.994cm" svg:x="13.732cm" svg:y="5.175cm"><draw:text-box><text:p text:style-name="P32"><text:span text:style-name="T108">+</text:span></text:p></draw:text-box></draw:frame><draw:custom-shape draw:style-name="gr27" draw:text-style-name="P31" svg:width="12.143cm" svg:height="1.481cm" svg:x="1.48cm" svg:y="7.391cm"><text:p text:style-name="P34"><text:span text:style-name="T113">isIntersection(inhibitedSites, ruleCheck.leftHandSide)</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draw:style-name="gr28" draw:text-style-name="P36" svg:width="9.109cm" svg:height="0.74cm" svg:x="8.853cm" svg:y="8.871cm"><text:p text:style-name="P34"><text:span text:style-name="T114">Add (rule, ruleCheck) to the Inhibition Map</text:span></text:p><draw:enhanced-geometry svg:viewBox="0 0 21600 21600" draw:mirror-vertical="false" draw:mirror-horizontal="false" draw:text-areas="2540 0 19060 21600" draw:type="flowchart-predefined-process" draw:enhanced-path="M 0 0 L 21600 0 21600 21600 0 21600 Z N M 2540 0 L 2540 21600 N M 19060 0 L 19060 21600 N"/></draw:custom-shape><draw:line draw:style-name="gr29" draw:text-style-name="P31" svg:x1="13.622cm" svg:y1="8.131cm" svg:x2="13.622cm" svg:y2="8.87cm"><text:p/></draw:line><draw:frame draw:style-name="gr30" draw:text-style-name="P33" svg:width="0.876cm" svg:height="0.994cm" svg:x="13.732cm" svg:y="8.13cm"><draw:text-box><text:p text:style-name="P32"><text:span text:style-name="T108">+</text:span></text:p></draw:text-box></draw:frame><draw:line draw:style-name="gr31" draw:text-style-name="P31" svg:x1="7.551cm" svg:y1="5.913cm" svg:x2="7.551cm" svg:y2="7.391cm"><text:p/></draw:line><draw:line draw:style-name="gr32" draw:text-style-name="P31" svg:x1="8.852cm" svg:y1="6.283cm" svg:x2="7.551cm" svg:y2="6.283cm"><text:p/></draw:line><draw:line draw:style-name="gr33" draw:text-style-name="P31" svg:x1="7.551cm" svg:y1="8.87cm" svg:x2="7.551cm" svg:y2="9.979cm"><text:p/></draw:line><draw:line draw:style-name="gr34" draw:text-style-name="P31" svg:x1="8.852cm" svg:y1="9.24cm" svg:x2="7.551cm" svg:y2="9.24cm"><text:p/></draw:line><draw:line draw:style-name="gr35" draw:text-style-name="P31" svg:x1="7.552cm" svg:y1="9.979cm" svg:x2="1.046cm" svg:y2="9.979cm"><text:p/></draw:line><draw:line draw:style-name="gr36" draw:text-style-name="P31" svg:x1="1.046cm" svg:y1="9.979cm" svg:x2="1.046cm" svg:y2="3.696cm"><text:p/></draw:line><draw:line draw:style-name="gr37" draw:text-style-name="P31" svg:x1="1.046cm" svg:y1="3.696cm" svg:x2="4.516cm" svg:y2="3.696cm"><text:p/></draw:line><draw:line draw:style-name="gr38" draw:text-style-name="P31" svg:x1="10.587cm" svg:y1="3.696cm" svg:x2="18.394cm" svg:y2="3.696cm"><text:p/></draw:line><draw:line draw:style-name="gr39" draw:text-style-name="P31" svg:x1="18.394cm" svg:y1="3.696cm" svg:x2="18.394cm" svg:y2="10.718cm"><text:p/></draw:line><draw:line draw:style-name="gr40" draw:text-style-name="P31" svg:x1="18.394cm" svg:y1="10.718cm" svg:x2="0.612cm" svg:y2="10.718cm"><text:p/></draw:line><draw:line draw:style-name="gr41" draw:text-style-name="P31" svg:x1="0.612cm" svg:y1="10.718cm" svg:x2="0.612cm" svg:y2="1.478cm"><text:p/></draw:line><draw:line draw:style-name="gr42" draw:text-style-name="P31" svg:x1="0.612cm" svg:y1="1.478cm" svg:x2="4.515cm" svg:y2="1.478cm"><text:p/></draw:line></draw:g><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webkit-serif" svg:font-family="webkit-serif"/>
    <style:font-face style:name="TimesNewRomanPSMT" svg:font-family="TimesNewRomanPSMT" style:font-family-generic="roman"/>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54M34S</meta:editing-duration>
    <meta:editing-cycles>11</meta:editing-cycles>
    <meta:generator>OpenOffice.org/3.1$Win32 OpenOffice.org_project/310m11$Build-9399</meta:generator>
    <dc:date>2009-06-15T19:54:19.72</dc:date>
    <dc:creator>Alexey Vokhmin</dc:creator>
    <meta:document-statistic meta:table-count="0" meta:image-count="3" meta:object-count="0" meta:page-count="5" meta:paragraph-count="51" meta:word-count="832" meta:character-count="4951"/>
    <meta:user-defined meta:name="Info 1"/>
    <meta:user-defined meta:name="Info 2"/>
    <meta:user-defined meta:name="Info 3"/>
    <meta:user-defined meta:name="Info 4"/>
  </office:meta>
</office:document-meta>
</file>